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5" draw:id="id5" draw:layer="layout" svg:width="5.5cm" svg:height="4.6cm" svg:x="8.5cm" svg:y="2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4cm" svg:height="1.25cm" svg:x="3.5cm" svg:y="4.7cm">
          <draw:text-box>
            <text:p>イテレーション1</text:p>
          </draw:text-box>
        </draw:frame>
        <draw:custom-shape draw:style-name="gr3" draw:text-style-name="P2" xml:id="id1" draw:id="id1" draw:layer="layout" svg:width="2.6cm" svg:height="1.2cm" svg:x="9.9cm" svg:y="3.2cm">
          <text:p text:style-name="P2"><text:span text:style-name="T1">開発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074cm" svg:y1="17.499cm" svg:x2="11.074cm" svg:y2="18.899cm">
          <text:p/>
        </draw:line>
        <draw:line draw:style-name="gr4" draw:text-style-name="P1" draw:layer="layout" svg:x1="11.1cm" svg:y1="13.498cm" svg:x2="11.1cm" svg:y2="14.898cm">
          <text:p/>
        </draw:line>
        <draw:custom-shape draw:style-name="gr3" draw:text-style-name="P2" xml:id="id2" draw:id="id2" draw:layer="layout" svg:width="2.6cm" svg:height="1.2cm" svg:x="9.899cm" svg:y="5.499cm">
          <text:p text:style-name="P2"><text:span text:style-name="T1">リリース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2cm" svg:y1="4.4cm" svg:x2="11.199cm" svg:y2="5.499cm" draw:start-shape="id1" draw:start-glue-point="2" draw:end-shape="id2" draw:end-glue-point="0" svg:d="m11200 4400-1 1099" svg:viewBox="0 0 2 1100">
          <text:p/>
        </draw:connector>
        <draw:custom-shape draw:style-name="gr1" draw:text-style-name="P1" xml:id="id6" draw:id="id6" draw:layer="layout" svg:width="5.5cm" svg:height="4.6cm" svg:x="8.5cm" svg:y="8.79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4cm" svg:height="1.25cm" svg:x="3.5cm" svg:y="10.699cm">
          <draw:text-box>
            <text:p>イテレーション2</text:p>
          </draw:text-box>
        </draw:frame>
        <draw:custom-shape draw:style-name="gr3" draw:text-style-name="P2" xml:id="id3" draw:id="id3" draw:layer="layout" svg:width="2.6cm" svg:height="1.2cm" svg:x="9.9cm" svg:y="9.199cm">
          <text:p text:style-name="P2"><text:span text:style-name="T1">開発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6cm" svg:height="1.2cm" svg:x="9.899cm" svg:y="11.498cm">
          <text:p text:style-name="P2"><text:span text:style-name="T1">リリース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2cm" svg:y1="10.399cm" svg:x2="11.199cm" svg:y2="11.498cm" draw:start-shape="id3" draw:start-glue-point="2" draw:end-shape="id4" draw:end-glue-point="0" svg:d="m11200 10399-1 1099" svg:viewBox="0 0 2 1100">
          <text:p/>
        </draw:connector>
        <draw:connector draw:style-name="gr4" draw:text-style-name="P1" draw:layer="layout" draw:type="line" svg:x1="11.25cm" svg:y1="7.4cm" svg:x2="11.25cm" svg:y2="8.799cm" draw:start-shape="id5" draw:start-glue-point="2" draw:end-shape="id6" draw:end-glue-point="0" svg:d="m11250 7400v1399" svg:viewBox="0 0 1 1400">
          <text:p/>
        </draw:connector>
        <draw:custom-shape draw:style-name="gr1" draw:text-style-name="P1" xml:id="id9" draw:id="id9" draw:layer="layout" svg:width="5.5cm" svg:height="4.6cm" svg:x="8.5cm" svg:y="18.89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4cm" svg:height="1.25cm" svg:x="3.5cm" svg:y="20.798cm">
          <draw:text-box>
            <text:p>イテレーション N</text:p>
          </draw:text-box>
        </draw:frame>
        <draw:custom-shape draw:style-name="gr3" draw:text-style-name="P2" xml:id="id7" draw:id="id7" draw:layer="layout" svg:width="2.6cm" svg:height="1.2cm" svg:x="9.9cm" svg:y="19.298cm">
          <text:p text:style-name="P2"><text:span text:style-name="T1">開発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2.6cm" svg:height="1.2cm" svg:x="9.899cm" svg:y="21.597cm">
          <text:p text:style-name="P2"><text:span text:style-name="T1">リリース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2cm" svg:y1="20.498cm" svg:x2="11.199cm" svg:y2="21.597cm" draw:start-shape="id7" draw:start-glue-point="2" draw:end-shape="id8" draw:end-glue-point="0" svg:d="m11200 20498-1 1099" svg:viewBox="0 0 2 1100">
          <text:p/>
        </draw:connector>
        <draw:line draw:style-name="gr5" draw:text-style-name="P1" draw:layer="layout" svg:x1="11.1cm" svg:y1="15.3cm" svg:x2="11.1cm" svg:y2="17.2cm">
          <text:p/>
        </draw:line>
        <draw:custom-shape draw:style-name="gr3" draw:text-style-name="P2" xml:id="id10" draw:id="id10" draw:layer="layout" svg:width="2.6cm" svg:height="1.2cm" svg:x="10cm" svg:y="25.5cm">
          <text:p text:style-name="P2"><text:span text:style-name="T1">保守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25cm" svg:y1="23.498cm" svg:x2="11.3cm" svg:y2="25.5cm" draw:start-shape="id9" draw:start-glue-point="2" draw:end-shape="id10" draw:end-glue-point="0" svg:d="m11250 23498 50 2002" svg:viewBox="0 0 51 20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11-03T14:27:45</meta:creation-date>
    <dc:date>2015-11-03T14:34:59</dc:date>
    <dc:creator>tokai </dc:creator>
    <meta:editing-duration>PT1M22S</meta:editing-duration>
    <meta:editing-cycles>2</meta:editing-cycles>
    <meta:generator>LibreOffice/3.5$Linux_x86 LibreOffice_project/350m1$Build-2</meta:generator>
    <meta:document-statistic meta:object-count="21"/>
  </office:meta>
</office:document-meta>
</file>